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2269617384675473565"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5074064092417463437"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5472519247585775083"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7861086912896057263"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text:soft-page-break/>In the last week: 30.2 miles</text:p>
      <text:p text:style-name="P28">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text:soft-page-break/>In the last week: 22.8 miles</text:p>
      <text:p text:style-name="P14">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text:soft-page-break/></text:p>
      <text:p text:style-name="P28">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text:soft-page-break/></text:p>
      <text:p text:style-name="P44">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text:soft-page-break/>In the last week: 31.1 miles</text:p>
      <text:p text:style-name="P14">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text:soft-page-break/>In the last week: 28 miles</text:p>
      <text:p text:style-name="P44">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text:soft-page-break/>In the last week: <text:s/>30.3 miles</text:p>
      <text:p text:style-name="P14">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543157091902022401" text:style-name="L5">
        <text:list-item>
          <text:list>
            <text:list-header>
              <text:p text:style-name="P62">0.75 mile splits: 9:06, 9:24, 8:13</text:p>
              <text:p text:style-name="P62">Comparison with yesterday's workout shows that today was a recovery day.</text:p>
            </text:list-header>
          </text:list>
        </text:list-item>
      </text:list>
      <text:p text:style-name="P14"/>
      <text:p text:style-name="P10">In the last week: 30.3 miles</text:p>
      <text:p text:style-name="P14"><text:soft-page-break/></text:p>
      <text:p text:style-name="P14">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28T14:33:25.12</dc:date>
    <dc:creator>James Lombardi</dc:creator>
    <meta:editing-duration>P3DT20H34M7S</meta:editing-duration>
    <meta:editing-cycles>374</meta:editing-cycles>
    <meta:generator>OpenOffice/4.1.2$Win32 OpenOffice.org_project/412m3$Build-9782</meta:generator>
    <meta:document-statistic meta:table-count="0" meta:image-count="0" meta:object-count="0" meta:page-count="53" meta:paragraph-count="1421" meta:word-count="15693" meta:character-count="77713"/>
  </office:meta>
</office:document-meta>
</file>